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58466" loext:opacity="100%" fo:font-size="16pt" fo:font-weight="bold" officeooo:rsid="00355cb3" officeooo:paragraph-rsid="001302eb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19f87" officeooo:paragraph-rsid="001302eb"/>
    </style:style>
    <style:style style:name="P3" style:family="paragraph" style:parent-style-name="Standard">
      <style:text-properties fo:color="#2a6099" loext:opacity="100%" fo:font-size="14pt" style:text-underline-style="solid" style:text-underline-width="auto" style:text-underline-color="font-color" fo:font-weight="bold" officeooo:rsid="00355cb3" officeooo:paragraph-rsid="001302eb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loext:opacity="100%" style:font-name="Liberation Serif" style:text-underline-style="none" officeooo:rsid="002c18ac" officeooo:paragraph-rsid="001302eb"/>
    </style:style>
    <style:style style:name="P5" style:family="paragraph" style:parent-style-name="Standard">
      <style:text-properties fo:color="#000000" loext:opacity="100%" style:font-name="Liberation Serif" style:text-underline-style="none" fo:font-weight="bold" officeooo:rsid="00137cbd" officeooo:paragraph-rsid="00137cbd" style:font-weight-asian="bold" style:font-weight-complex="bold"/>
    </style:style>
    <style:style style:name="P6" style:family="paragraph" style:parent-style-name="Standard">
      <style:text-properties officeooo:paragraph-rsid="001302eb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officeooo:paragraph-rsid="00137cbd"/>
    </style:style>
    <style:style style:name="P9" style:family="paragraph" style:parent-style-name="Standard">
      <style:text-properties fo:color="#000000" loext:opacity="100%" style:font-name="Liberation Serif" style:text-underline-style="none" officeooo:rsid="0030d72b" officeooo:paragraph-rsid="001302eb"/>
    </style:style>
    <style:style style:name="P10" style:family="paragraph" style:parent-style-name="Standard">
      <style:text-properties fo:color="#000000" loext:opacity="100%" style:font-name="Liberation Serif" style:text-underline-style="none" officeooo:rsid="002ee7d1" officeooo:paragraph-rsid="001302eb"/>
    </style:style>
    <style:style style:name="P11" style:family="paragraph" style:parent-style-name="Standard">
      <style:text-properties fo:color="#000000" loext:opacity="100%" style:font-name="Liberation Serif" style:text-underline-style="none" officeooo:rsid="0035cf31" officeooo:paragraph-rsid="001302eb"/>
    </style:style>
    <style:style style:name="P12" style:family="paragraph" style:parent-style-name="Standard">
      <style:text-properties fo:color="#2a6099" loext:opacity="100%" fo:font-weight="bold" officeooo:rsid="00090913" officeooo:paragraph-rsid="001302eb" style:font-weight-asian="bold" style:font-weight-complex="bold"/>
    </style:style>
    <style:style style:name="P13" style:family="paragraph" style:parent-style-name="Standard">
      <style:text-properties officeooo:rsid="00090913" officeooo:paragraph-rsid="001302eb"/>
    </style:style>
    <style:style style:name="P14" style:family="paragraph" style:parent-style-name="Standard">
      <style:text-properties fo:font-weight="bold" officeooo:rsid="0023d52c" officeooo:paragraph-rsid="001302eb" style:font-weight-asian="bold" style:font-weight-complex="bold"/>
    </style:style>
    <style:style style:name="P15" style:family="paragraph" style:parent-style-name="Standard">
      <style:text-properties officeooo:rsid="00090913" officeooo:paragraph-rsid="00137cbd"/>
    </style:style>
    <style:style style:name="P16" style:family="paragraph" style:parent-style-name="Standard">
      <style:text-properties fo:color="#2a6099" loext:opacity="100%" fo:font-weight="bold" officeooo:rsid="00121550" officeooo:paragraph-rsid="001302eb" style:font-weight-asian="bold" style:font-weight-complex="bold"/>
    </style:style>
    <style:style style:name="P17" style:family="paragraph" style:parent-style-name="Standard">
      <style:text-properties officeooo:rsid="0019f240" officeooo:paragraph-rsid="001302eb"/>
    </style:style>
    <style:style style:name="P18" style:family="paragraph" style:parent-style-name="Standard">
      <style:text-properties officeooo:rsid="000cfab2" officeooo:paragraph-rsid="001302eb"/>
    </style:style>
    <style:style style:name="P19" style:family="paragraph" style:parent-style-name="Standard">
      <style:paragraph-properties>
        <style:tab-stops>
          <style:tab-stop style:position="4.512cm"/>
        </style:tab-stops>
      </style:paragraph-properties>
      <style:text-properties officeooo:rsid="00090913" officeooo:paragraph-rsid="001302eb"/>
    </style:style>
    <style:style style:name="P20" style:family="paragraph" style:parent-style-name="Standard">
      <style:text-properties fo:font-weight="bold" officeooo:rsid="00090913" officeooo:paragraph-rsid="001302eb" style:font-weight-asian="bold" style:font-weight-complex="bold"/>
    </style:style>
    <style:style style:name="P21" style:family="paragraph" style:parent-style-name="Standard">
      <style:text-properties fo:color="#2a6099" loext:opacity="100%" fo:font-weight="bold" officeooo:rsid="000cfab2" officeooo:paragraph-rsid="001302eb" style:font-weight-asian="bold" style:font-weight-complex="bold"/>
    </style:style>
    <style:style style:name="T1" style:family="text">
      <style:text-properties officeooo:rsid="002ee7d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officeooo:rsid="00137cbd" style:font-weight-asian="bold" style:font-weight-complex="bold"/>
    </style:style>
    <style:style style:name="T4" style:family="text">
      <style:text-properties officeooo:rsid="00137cbd"/>
    </style:style>
    <style:style style:name="T5" style:family="text">
      <style:text-properties officeooo:rsid="0048a60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1dc81"/>
    </style:style>
    <style:style style:name="T8" style:family="text">
      <style:text-properties officeooo:rsid="0023d52c"/>
    </style:style>
    <style:style style:name="T9" style:family="text">
      <style:text-properties fo:font-weight="bold" officeooo:rsid="00090913" style:font-weight-asian="bold" style:font-weight-complex="bold"/>
    </style:style>
    <style:style style:name="T10" style:family="text">
      <style:text-properties officeooo:rsid="00090913"/>
    </style:style>
    <style:style style:name="T11" style:family="text">
      <style:text-properties fo:font-weight="normal" officeooo:rsid="00090913" style:font-weight-asian="normal" style:font-weight-complex="normal"/>
    </style:style>
    <style:style style:name="T12" style:family="text">
      <style:text-properties fo:font-weight="normal" officeooo:rsid="0021dc81" style:font-weight-asian="normal" style:font-weight-complex="normal"/>
    </style:style>
    <style:style style:name="T13" style:family="text">
      <style:text-properties officeooo:rsid="000fc6bb"/>
    </style:style>
    <style:style style:name="T14" style:family="text">
      <style:text-properties officeooo:rsid="0013af61"/>
    </style:style>
    <style:style style:name="T15" style:family="text">
      <style:text-properties officeooo:rsid="001e65da"/>
    </style:style>
    <style:style style:name="T16" style:family="text">
      <style:text-properties fo:font-weight="normal" officeooo:rsid="0013af61" style:font-weight-asian="normal" style:font-weight-complex="normal"/>
    </style:style>
    <style:style style:name="T17" style:family="text">
      <style:text-properties officeooo:rsid="00121550"/>
    </style:style>
    <style:style style:name="T18" style:family="text">
      <style:text-properties officeooo:rsid="000cdf26"/>
    </style:style>
    <style:style style:name="T19" style:family="text">
      <style:text-properties fo:font-weight="bold" officeooo:rsid="000cfab2" style:font-weight-asian="bold" style:font-weight-complex="bold"/>
    </style:style>
    <style:style style:name="T20" style:family="text">
      <style:text-properties fo:font-weight="bold" officeooo:rsid="0019f240" style:font-weight-asian="bold" style:font-weight-complex="bold"/>
    </style:style>
    <style:style style:name="T21" style:family="text">
      <style:text-properties officeooo:rsid="0019f240"/>
    </style:style>
    <style:style style:name="T22" style:family="text">
      <style:text-properties officeooo:rsid="001a40ca"/>
    </style:style>
    <style:style style:name="T23" style:family="text">
      <style:text-properties officeooo:rsid="002a8184"/>
    </style:style>
    <style:style style:name="T24" style:family="text">
      <style:text-properties fo:font-weight="bold" officeooo:rsid="002a8184" style:font-weight-asian="bold" style:font-weight-complex="bold"/>
    </style:style>
    <style:style style:name="T25" style:family="text">
      <style:text-properties fo:font-weight="normal" officeooo:rsid="002a8184" style:font-weight-asian="normal" style:font-weight-complex="normal"/>
    </style:style>
    <style:style style:name="T26" style:family="text">
      <style:text-properties officeooo:rsid="000cfab2"/>
    </style:style>
    <style:style style:name="T27" style:family="text">
      <style:text-properties officeooo:rsid="002af320"/>
    </style:style>
    <style:style style:name="T28" style:family="text">
      <style:text-properties fo:font-weight="normal" officeooo:rsid="000cfab2" style:font-weight-asian="normal" style:font-weight-complex="normal"/>
    </style:style>
    <style:style style:name="T29" style:family="text">
      <style:text-properties officeooo:rsid="003553a9"/>
    </style:style>
    <style:style style:name="T30" style:family="text">
      <style:text-properties fo:font-weight="normal" officeooo:rsid="003553a9" style:font-weight-asian="normal" style:font-weight-complex="normal"/>
    </style:style>
    <style:style style:name="T31" style:family="text">
      <style:text-properties fo:font-weight="bold" officeooo:rsid="0009a317" style:font-weight-asian="bold" style:font-weight-complex="bold"/>
    </style:style>
    <style:style style:name="T32" style:family="text">
      <style:text-properties officeooo:rsid="002e4f2f"/>
    </style:style>
    <style:style style:name="T33" style:family="text">
      <style:text-properties officeooo:rsid="00117837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officeooo:rsid="0033d052"/>
    </style:style>
    <style:style style:name="T36" style:family="text">
      <style:text-properties fo:font-weight="normal" officeooo:rsid="0033d052" style:font-weight-asian="normal" style:font-weight-complex="normal"/>
    </style:style>
    <style:style style:name="T37" style:family="text">
      <style:text-properties officeooo:rsid="0022a94b"/>
    </style:style>
    <style:style style:name="T38" style:family="text">
      <style:text-properties officeooo:rsid="000e99c2"/>
    </style:style>
    <style:style style:name="T39" style:family="text">
      <style:text-properties fo:font-weight="bold" officeooo:rsid="000e99c2" style:font-weight-asian="bold" style:font-weight-complex="bold"/>
    </style:style>
    <style:style style:name="T40" style:family="text">
      <style:text-properties officeooo:rsid="0015fcd4"/>
    </style:style>
    <style:style style:name="T41" style:family="text">
      <style:text-properties officeooo:rsid="0017c7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integrado</text:p>
      <text:p text:style-name="P2"/>
      <text:p text:style-name="P3">Credenciales</text:p>
      <text:p text:style-name="P4"/>
      <text:p text:style-name="P5">Máquina virtual Azure</text:p>
      <text:p text:style-name="P6">Nombre máquina virtual Azure: <text:span text:style-name="T1">alfonso</text:span></text:p>
      <text:p text:style-name="P7">Usuario maquina Azure: administrador</text:p>
      <text:p text:style-name="P7">Contraseña máquina Azure: aaa_123456789</text:p>
      <text:p text:style-name="Standard"><text:span text:style-name="Strong_20_Emphasis"><text:span text:style-name="T2">ssh </text:span></text:span><text:a xlink:type="simple" xlink:href="mailto:administrador@20.199.89.99" text:style-name="Internet_20_link" text:visited-style-name="Visited_20_Internet_20_Link"><text:span text:style-name="Strong_20_Emphasis"><text:span text:style-name="T2">administrador@20.199.89.99</text:span></text:span></text:a></text:p>
      <text:p text:style-name="Standard"><text:span text:style-name="Strong_20_Emphasis"><text:span text:style-name="T2"/></text:span></text:p>
      <text:p text:style-name="P8"><text:span text:style-name="Strong_20_Emphasis"><text:span text:style-name="T3">MySQL</text:span></text:span></text:p>
      <text:p text:style-name="P7">sudo mysql -u root -p</text:p>
      <text:p text:style-name="Standard"><text:span text:style-name="T2">Contraseña MySQ</text:span><text:span text:style-name="T4">L</text:span>: no escribas nada</text:p>
      <text:p text:style-name="P9"/>
      <text:p text:style-name="P5">Sitio web (URL a la página de entrada de la web)</text:p>
      <text:p text:style-name="P10"><text:a xlink:type="simple" xlink:href="http://20.199.78.203:8080/proyecto_food_rider/index.jsp" text:style-name="Internet_20_link" text:visited-style-name="Visited_20_Internet_20_Link">http://20.199.89.99:8080/proyecto_food_rider/index.jsp</text:a></text:p>
      <text:p text:style-name="P10">http://foodrider.francecentral.cloudapp.azure.com:8080/proyecto_food_rider/index.jsp</text:p>
      <text:p text:style-name="P10"/>
      <text:p text:style-name="P5">Base de datos</text:p>
      <text:p text:style-name="P11">Usuario base de datos: <text:span text:style-name="T5">proyecto_food_rider</text:span></text:p>
      <text:p text:style-name="P11">Contraseña base de datos: <text:span text:style-name="T5">proyecto_food_rider</text:span></text:p>
      <text:p text:style-name="P12"/>
      <text:p text:style-name="P3">Registros</text:p>
      <text:p text:style-name="P12"/>
      <text:p text:style-name="P12">Administradores</text:p>
      <text:p text:style-name="P13"/>
      <text:p text:style-name="P14">Administrador inicial:</text:p>
      <text:p text:style-name="P13"><text:span text:style-name="T6">Nick:</text:span> <text:span text:style-name="T7">a</text:span><text:span text:style-name="T8">a</text:span><text:line-break/><text:span text:style-name="T6">Contraseña:</text:span> <text:span text:style-name="T8">a</text:span></text:p>
      <text:p text:style-name="P13"/>
      <text:p text:style-name="P6"><text:span text:style-name="T9">Nick:</text:span><text:span text:style-name="T10"> </text:span><text:span text:style-name="T7">alfonso</text:span><text:span text:style-name="T10"><text:line-break/></text:span><text:span text:style-name="T9">Contraseña:</text:span><text:span text:style-name="T11"> </text:span><text:span text:style-name="T12">AlfonsoMan</text:span><text:span text:style-name="T11">_</text:span><text:span text:style-name="T12">22</text:span><text:span text:style-name="T10"><text:line-break/></text:span><text:span text:style-name="T9">Tlf:</text:span><text:span text:style-name="T10"> 6</text:span><text:span text:style-name="T7">395</text:span><text:span text:style-name="T10">8</text:span><text:span text:style-name="T7">164</text:span><text:span text:style-name="T10">6<text:line-break/></text:span><text:span text:style-name="T9">Email:</text:span><text:span text:style-name="T10"> </text:span><text:span text:style-name="T7">alfonso</text:span><text:span text:style-name="T10">@</text:span><text:span text:style-name="T7">gmail.com</text:span><text:span text:style-name="T10"><text:line-break/></text:span><text:span text:style-name="T9">DNI:</text:span><text:span text:style-name="T10"> </text:span><text:span text:style-name="T7">28779581A</text:span></text:p>
      <text:p text:style-name="P13"><text:span text:style-name="T6">NSS: </text:span><text:span text:style-name="T13">019</text:span><text:span text:style-name="T7">817461</text:span><text:span text:style-name="T13">201</text:span><text:line-break/><text:span text:style-name="T6">Nombre:</text:span> <text:span text:style-name="T7">Alfonso Ismael</text:span><text:line-break/><text:span text:style-name="T6">Apellido:</text:span> <text:span text:style-name="T7">Manzano</text:span><text:line-break/><text:span text:style-name="T6">Apellido2:</text:span> <text:span text:style-name="T7">Rodríguez</text:span><text:line-break/></text:p>
      <text:p text:style-name="P13"><text:span text:style-name="T6">Nick: </text:span>sandra<text:line-break/><text:span text:style-name="T6">Contraseña:</text:span> 657660601cc195de76e5ee4bfa87c6dd5501a1d1af8b7337b0249aac86e09a58<text:line-break/><text:span text:style-name="T6">Tlf: </text:span>699887766<text:line-break/><text:span text:style-name="T6">Email:</text:span> sandra.romero88@yahoo.es<text:line-break/><text:span text:style-name="T6">DNI: </text:span>87654321X</text:p>
      <text:p text:style-name="P15"><text:span text:style-name="T6">NSS: </text:span><text:span text:style-name="T13">019876543201</text:span><text:line-break/><text:span text:style-name="T6">Nombre:</text:span> Sandra<text:line-break/><text:span text:style-name="T6">Apellido:</text:span> Romero<text:line-break/><text:span text:style-name="T6">Apellido2: </text:span>Navarro<text:line-break/></text:p>
      <text:p text:style-name="P15"/>
      <text:p text:style-name="P15"><text:soft-page-break/><text:line-break/><text:span text:style-name="T6">Nick: </text:span>ivanmtz<text:line-break/><text:span text:style-name="T6">Contraseña:</text:span> Iv@n_Mtz2025<text:line-break/><text:span text:style-name="T6">Tlf:</text:span> 698123987<text:line-break/><text:span text:style-name="T6">Email:</text:span> ivan.martinez@gmail.com<text:line-break/><text:span text:style-name="T6">DNI:</text:span> 99999999R</text:p>
      <text:p text:style-name="P13"><text:span text:style-name="T6">NSS: </text:span><text:span text:style-name="T13">155555666623</text:span><text:line-break/><text:span text:style-name="T6">Nombre:</text:span> Iván<text:line-break/><text:span text:style-name="T6">Apellido: </text:span>Martínez<text:line-break/><text:span text:style-name="T6">Apellido2:</text:span> Torres</text:p>
      <text:p text:style-name="P13"/>
      <text:p text:style-name="P13"><text:span text:style-name="T6">Nick:</text:span> <text:span text:style-name="T14">Loreto</text:span><text:line-break/><text:span text:style-name="T6">Contraseña:</text:span> <text:span text:style-name="T14">Loreto_11</text:span><text:line-break/><text:span text:style-name="T6">Tlf:</text:span> 698<text:span text:style-name="T14">3048</text:span>87<text:line-break/><text:span text:style-name="T6">Email:</text:span> <text:span text:style-name="T14">loreto</text:span>@gmail.com<text:line-break/><text:span text:style-name="T6">DNI: </text:span>67891234V</text:p>
      <text:p text:style-name="P13"><text:span text:style-name="T6">NSS:</text:span> <text:span text:style-name="T13">468765432134</text:span><text:line-break/><text:span text:style-name="T6">Nombre: </text:span><text:span text:style-name="T14">Loreto</text:span><text:line-break/><text:span text:style-name="T6">Apellido:</text:span> <text:span text:style-name="T14">Valverde</text:span><text:line-break/><text:span text:style-name="T6">Apellido2: </text:span><text:span text:style-name="T14">Díaz</text:span></text:p>
      <text:p text:style-name="P13"/>
      <text:p text:style-name="P13"><text:span text:style-name="T6">Nick: </text:span><text:span text:style-name="T14">Leire</text:span><text:line-break/><text:span text:style-name="T6">Contraseña:</text:span> <text:span text:style-name="T14">Leire_11</text:span><text:line-break/><text:span text:style-name="T6">Tlf: </text:span>6<text:span text:style-name="T14">283</text:span>3987<text:span text:style-name="T15">3</text:span><text:line-break/><text:span text:style-name="T6">Email: </text:span><text:span text:style-name="T14">leire</text:span>@gmail.com<text:line-break/><text:span text:style-name="T6">DNI:</text:span> 34567891D</text:p>
      <text:p text:style-name="P13"><text:span text:style-name="T6">NSS:</text:span> <text:span text:style-name="T13">48 13579246 67</text:span><text:line-break/><text:span text:style-name="T6">Nombre: </text:span><text:span text:style-name="T16">Leire</text:span><text:span text:style-name="T6"><text:line-break/>Apellido:</text:span> <text:span text:style-name="T14">Sol</text:span><text:line-break/><text:span text:style-name="T6">Apellido2: </text:span></text:p>
      <text:p text:style-name="P13"/>
      <text:p text:style-name="P13"><text:span text:style-name="T6">Nick:</text:span> ivanmtz<text:line-break/><text:span text:style-name="T6">Contraseña:</text:span> <text:span text:style-name="T14">Luna_1111</text:span><text:line-break/><text:span text:style-name="T6">Tlf:</text:span> 698123<text:span text:style-name="T14">100</text:span><text:line-break/><text:span text:style-name="T6">Email:</text:span> <text:span text:style-name="T14">Luna</text:span>@gmail.com<text:line-break/><text:span text:style-name="T6">DNI:</text:span> 34567891D</text:p>
      <text:p text:style-name="P13"><text:span text:style-name="T6">NSS:</text:span> <text:span text:style-name="T13">07 24681357 78</text:span><text:line-break/><text:span text:style-name="T6">Nombre:</text:span> <text:span text:style-name="T14">Luna</text:span><text:line-break/><text:span text:style-name="T6">Apellido:</text:span> <text:span text:style-name="T14">Lunera</text:span><text:line-break/><text:span text:style-name="T6">Apellido2:</text:span></text:p>
      <text:p text:style-name="P2"/>
      <text:p text:style-name="P16">Empresas cliente</text:p>
      <text:p text:style-name="P13"><text:line-break/><text:span text:style-name="T6">Nick:</text:span> <text:span text:style-name="T17">s</text:span><text:span text:style-name="T18">alomon</text:span></text:p>
      <text:p text:style-name="P13"><text:span text:style-name="T6">Contraseña: </text:span>Salomon<text:span text:style-name="T18">_29</text:span></text:p>
      <text:p text:style-name="P13"><text:span text:style-name="T6">Tlf:</text:span> 674333222</text:p>
      <text:p text:style-name="P13"><text:span text:style-name="T6">email: </text:span><text:a xlink:type="simple" xlink:href="mailto:salomon@gmail.com" text:style-name="Internet_20_link" text:visited-style-name="Visited_20_Internet_20_Link">salomon@gmail.com</text:a></text:p>
      <text:p text:style-name="P17"><text:span text:style-name="T6">Nombre de empresa:</text:span> Mesón Salomón</text:p>
      <text:p text:style-name="P6"><text:span text:style-name="T19">CIF</text:span><text:span text:style-name="T9">:</text:span><text:span text:style-name="T10"> </text:span>A12345678</text:p>
      <text:p text:style-name="P18"><text:span text:style-name="T6">Direccion:</text:span> Calle de la Luz N 23 sn</text:p>
      <text:p text:style-name="P13"/>
      <text:p text:style-name="P13"><text:soft-page-break/><text:line-break/><text:span text:style-name="T6">Nick:</text:span> TeresaRivas<text:line-break/><text:span text:style-name="T6">Contraseña:</text:span> 3df603ea84a3105a31895438e5287cbd17f56429fef53fe5139400f77acf939a<text:line-break/><text:span text:style-name="T6">Tlf:</text:span> 645112233<text:line-break/><text:span text:style-name="T6">Email: </text:span><text:a xlink:type="simple" xlink:href="mailto:teresa.rivas@empresa.es" text:style-name="Internet_20_link" text:visited-style-name="Visited_20_Internet_20_Link">teresa.rivas@empresa.es</text:a></text:p>
      <text:p text:style-name="P13"><text:span text:style-name="T20">Nombre de empresa: </text:span><text:span text:style-name="T21">Mesón </text:span><text:span text:style-name="T22">Teresa</text:span><text:line-break/><text:span text:style-name="T6">CIF:</text:span> B87654321<text:line-break/><text:span text:style-name="T6">Dirección: </text:span>Calle Mayor 12, 28013 Madrid</text:p>
      <text:p text:style-name="P13"/>
      <text:p text:style-name="P13"><text:span text:style-name="T6">Nick:</text:span> <text:span text:style-name="T23">Luigi</text:span><text:line-break/><text:span text:style-name="T6">Contraseña:</text:span> e2d916bcc443d71fba849ace859e94a6ae91e39dfe0039010db2245fa91778f0<text:line-break/><text:span text:style-name="T6">Tlf:</text:span> 67<text:span text:style-name="T23">1234</text:span>877<text:line-break/><text:span text:style-name="T6">Email:</text:span><text:span text:style-name="T24"> </text:span><text:span text:style-name="T25">luigi@gmail.com</text:span></text:p>
      <text:p text:style-name="P13"><text:span text:style-name="T19">Nombre:</text:span><text:span text:style-name="T26"> </text:span><text:span text:style-name="T23">Pizzería Luigi</text:span><text:line-break/><text:span text:style-name="T6">CIF:</text:span> P99998888<text:line-break/><text:span text:style-name="T6">Dirección:</text:span> <text:span text:style-name="T23">Calle Sierpes</text:span> <text:span text:style-name="T23">2</text:span>8, <text:span text:style-name="T23">410</text:span>14 <text:span text:style-name="T23">Sevilla</text:span></text:p>
      <text:p text:style-name="P13"/>
      <text:p text:style-name="P13"><text:span text:style-name="T6">Nick:</text:span> <text:span text:style-name="T23">takito</text:span><text:line-break/><text:span text:style-name="T6">Contraseña:</text:span> a8015865f6887b8304b6b7dfb47116ff00f8b2334b8a22bb67e960a298977529<text:line-break/><text:span text:style-name="T6">Tlf:</text:span> 6<text:span text:style-name="T23">104</text:span>9<text:span text:style-name="T23">408</text:span>7<text:line-break/><text:span text:style-name="T6">Email:</text:span> <text:span text:style-name="T27">takilon</text:span><text:a xlink:type="simple" xlink:href="mailto:clara.moral@fundacion.org" text:style-name="Internet_20_link" text:visited-style-name="Visited_20_Internet_20_Link">@</text:a><text:span text:style-name="T27">gmail.com</text:span></text:p>
      <text:p text:style-name="P19"><text:span text:style-name="T19">Nombre:</text:span><text:span text:style-name="T28"> </text:span><text:span text:style-name="T25">Taquería el Mejicano Loco</text:span><text:span text:style-name="T6"><text:line-break/>CIF:</text:span> R44443333<text:line-break/><text:span text:style-name="T6">Dirección:</text:span> <text:span text:style-name="T23">Calle Laraña</text:span> 8, <text:span text:style-name="T23">41</text:span>014 <text:span text:style-name="T23">Sevilla</text:span></text:p>
      <text:p text:style-name="P13"/>
      <text:p text:style-name="P13"><text:span text:style-name="T6">Nick:</text:span> Manu<text:span text:style-name="T26">co</text:span><text:line-break/><text:span text:style-name="T6">Contraseña:</text:span> M@nu<text:span text:style-name="T26">co</text:span>_92<text:line-break/><text:span text:style-name="T6">Tlf:</text:span> 688334455</text:p>
      <text:p text:style-name="P13"><text:span text:style-name="T19">Nombre:</text:span><text:span text:style-name="T26"> Bar Manu</text:span><text:line-break/><text:span text:style-name="T6">Email:</text:span> manuel.garcia@<text:span text:style-name="T26">gmail</text:span>.com<text:line-break/><text:span text:style-name="T6">CIF: </text:span>G67890123<text:line-break/><text:span text:style-name="T6">Dirección:</text:span> Plaza de Monte-Sión, Casco Antiguo, 41003 Sevilla<text:line-break/></text:p>
      <text:p text:style-name="P13"><text:span text:style-name="T6">Nick:</text:span> ClaraMoral<text:line-break/><text:span text:style-name="T6">Contraseña:</text:span> Clar@M88pass<text:line-break/><text:span text:style-name="T6">Tlf:</text:span> 679998877<text:line-break/><text:span text:style-name="T6">Email:</text:span> <text:a xlink:type="simple" xlink:href="mailto:clara.moral@fundacion.org" text:style-name="Internet_20_link" text:visited-style-name="Visited_20_Internet_20_Link">clara.moral@fundacion.org</text:a></text:p>
      <text:p text:style-name="P13"><text:span text:style-name="T19">Nombre:</text:span><text:span text:style-name="T26"> Bar Clara</text:span><text:line-break/><text:span text:style-name="T6">CIF:</text:span> R34576543<text:line-break/><text:span text:style-name="T6">Dirección:</text:span> C. Cervantes, 5, Casco Antiguo, 41003 Sevilla</text:p>
      <text:p text:style-name="P2"/>
      <text:p text:style-name="P2"/>
      <text:p text:style-name="P13"><text:span text:style-name="T6">Nick:</text:span> <text:span text:style-name="T29">roberto</text:span><text:line-break/><text:span text:style-name="T6">Contraseña:</text:span> <text:span text:style-name="T29">roberto_24</text:span><text:line-break/><text:span text:style-name="T6">Tlf:</text:span> 6<text:span text:style-name="T29">9992</text:span><text:span text:style-name="T23">4</text:span><text:span text:style-name="T29">439</text:span><text:line-break/><text:span text:style-name="T6">Email:</text:span><text:span text:style-name="T24"> </text:span><text:span text:style-name="T30">roberto</text:span><text:span text:style-name="T25">@gmail.com</text:span></text:p>
      <text:p text:style-name="P13"><text:span text:style-name="T19">Nombre:</text:span><text:span text:style-name="T26"> </text:span><text:span text:style-name="T29">Heladería Roberto</text:span><text:line-break/><text:span text:style-name="T6">CIF:</text:span> F13579246<text:line-break/><text:span text:style-name="T6">Dirección: </text:span><text:span text:style-name="T2">C/ de León XIII, 80, 41009 Sevilla</text:span></text:p>
      <text:p text:style-name="P2"/>
      <text:p text:style-name="P2"/>
      <text:p text:style-name="P13"><text:soft-page-break/><text:span text:style-name="T6">Nick:</text:span> <text:span text:style-name="T29">mialua</text:span><text:line-break/><text:span text:style-name="T6">Contraseña:</text:span> <text:span text:style-name="T29">Mia_Lua_23</text:span><text:line-break/><text:span text:style-name="T6">Tlf:</text:span> 6<text:span text:style-name="T29">524</text:span><text:span text:style-name="T23">34</text:span><text:span text:style-name="T29">44</text:span>7<text:line-break/><text:span text:style-name="T6">Email:</text:span><text:span text:style-name="T24"> </text:span><text:span text:style-name="T30">mialua</text:span><text:span text:style-name="T25">@gmail.com</text:span></text:p>
      <text:p text:style-name="P13"><text:span text:style-name="T19">Nombre:</text:span><text:span text:style-name="T26"> </text:span><text:span text:style-name="T29">Hamburguesería Mía</text:span><text:line-break/><text:span text:style-name="T6">CIF:</text:span> D11223344<text:line-break/><text:span text:style-name="T6">Dirección:</text:span> C. Don Pedro Niño, 4-8, Casco Antiguo, 41003 Sevilla</text:p>
      <text:p text:style-name="P13"/>
      <text:p text:style-name="P12">Empleados rider</text:p>
      <text:p text:style-name="P13"/>
      <text:p text:style-name="P13"><text:span text:style-name="T6">Nick:</text:span> antoniord</text:p>
      <text:p text:style-name="P13"><text:span text:style-name="T6">Contraseña:</text:span> Antonio_Rd_1</text:p>
      <text:p text:style-name="P13"><text:span text:style-name="T6">Tlf:</text:span> 666777888</text:p>
      <text:p text:style-name="P13"><text:span text:style-name="T6">email:</text:span> antonio@gmail.com</text:p>
      <text:p text:style-name="P13"><text:span text:style-name="T6">DNI:</text:span> 00000000T</text:p>
      <text:p text:style-name="P13"><text:span text:style-name="T6">NSS:</text:span> 081234567834</text:p>
      <text:p text:style-name="P13"><text:span text:style-name="T6">Nombre:</text:span> Antonio</text:p>
      <text:p text:style-name="P20">Apellido: Suarez</text:p>
      <text:p text:style-name="P13"><text:span text:style-name="T6">Apellido2:</text:span> Gil</text:p>
      <text:p text:style-name="P13"/>
      <text:p text:style-name="P6"><text:span text:style-name="T9">Nick: </text:span><text:span text:style-name="T10">luisma93<text:line-break/></text:span><text:span text:style-name="T9">Contraseña:</text:span><text:span text:style-name="T10"> Lm_93_Pass!<text:line-break/></text:span><text:span text:style-name="T9">Tlf: </text:span><text:span text:style-name="T10">622334455<text:line-break/></text:span><text:span text:style-name="T9">Email:</text:span><text:span text:style-name="T10"> luis.martinez@example.com<text:line-break/></text:span><text:span text:style-name="T9">DNI:</text:span><text:span text:style-name="T10"> </text:span>98765432M<text:span text:style-name="T10"><text:line-break/></text:span><text:span text:style-name="T9">NSS:</text:span><text:span text:style-name="T10"> 280000123479<text:line-break/></text:span><text:span text:style-name="T9">Nombre: Luis<text:line-break/>Apellido: Mart</text:span><text:span text:style-name="T31">i</text:span><text:span text:style-name="T9">nez<text:line-break/>Apellido2:</text:span><text:span text:style-name="T10"> Delgado</text:span></text:p>
      <text:p text:style-name="P13"/>
      <text:p text:style-name="P13"><text:span text:style-name="T6">Nick:</text:span> <text:span text:style-name="T32">lorena</text:span><text:line-break/><text:span text:style-name="T6">Contraseña:</text:span> <text:span text:style-name="T32">Lorena_34</text:span><text:line-break/><text:span text:style-name="T6">Tlf: </text:span>6<text:span text:style-name="T32">11</text:span>999<text:span text:style-name="T32">562</text:span><text:line-break/><text:span text:style-name="T6">Email:</text:span> <text:span text:style-name="T32">lorena</text:span>@gmail.com<text:line-break/><text:span text:style-name="T6">DNI: </text:span><text:span text:style-name="T2">91234567J</text:span><text:line-break/><text:span text:style-name="T6">NSS:</text:span> <text:span text:style-name="T13">019876543201</text:span><text:line-break/><text:span text:style-name="T6">Nombre:</text:span> <text:span text:style-name="T32">Lorena</text:span><text:line-break/><text:span text:style-name="T6">Apellido:</text:span> <text:span text:style-name="T32">Smith</text:span></text:p>
      <text:p text:style-name="P13"/>
      <text:p text:style-name="P13"><text:span text:style-name="T6">Nick:</text:span> <text:span text:style-name="T32">charles</text:span><text:line-break/><text:span text:style-name="T6">Contraseña:</text:span> <text:span text:style-name="T32">Charles</text:span><text:span text:style-name="T33">_</text:span><text:span text:style-name="T32">44</text:span><text:line-break/><text:span text:style-name="T6">Tlf: </text:span>6<text:span text:style-name="T32">34</text:span>99<text:span text:style-name="T32">562</text:span>3<text:line-break/><text:span text:style-name="T6">Email:</text:span> <text:span text:style-name="T32">charles</text:span>@gmail.com<text:line-break/><text:span text:style-name="T6">DNI: </text:span><text:span text:style-name="T2">78912345G</text:span><text:line-break/><text:span text:style-name="T6">NSS:</text:span> <text:span text:style-name="T13">281234567812</text:span><text:line-break/><text:span text:style-name="T6">Nombre:</text:span> Rafa<text:line-break/><text:span text:style-name="T6">Apellido:</text:span> Lorca<text:line-break/></text:p>
      <text:p text:style-name="P13"/>
      <text:p text:style-name="P13"/>
      <text:p text:style-name="P13"/>
      <text:p text:style-name="P13"><text:soft-page-break/><text:span text:style-name="T6">Nick:</text:span> rafa<text:line-break/><text:span text:style-name="T6">Contraseña:</text:span> <text:span text:style-name="T33">Rafael_11</text:span><text:line-break/><text:span text:style-name="T6">Tlf: </text:span>654999123<text:line-break/><text:span text:style-name="T6">Email:</text:span> rafael@gmail.com<text:line-break/><text:span text:style-name="T6">DNI: </text:span>87654323N<text:line-break/><text:span text:style-name="T6">NSS:</text:span> 019876543201<text:line-break/><text:span text:style-name="T6">Nombre:</text:span> Rafa<text:line-break/><text:span text:style-name="T6">Apellido:</text:span> Lorca</text:p>
      <text:p text:style-name="P13"/>
      <text:p text:style-name="P13"><text:span text:style-name="T6">Nick: </text:span><text:span text:style-name="T2">paco.torres71</text:span><text:span text:style-name="T6"><text:line-break/></text:span><text:span text:style-name="T34">Contraseña:</text:span><text:span text:style-name="T6"> </text:span><text:span text:style-name="T2">Paco_T71!seg</text:span><text:span text:style-name="T6"><text:line-break/>Tlf:</text:span> 655223344<text:line-break/><text:span text:style-name="T6">Email:</text:span> paco.torres71@correo.es<text:line-break/><text:span text:style-name="T6">DNI:</text:span> 54321098P<text:line-break/><text:span text:style-name="T6">NSS:</text:span> 410099887783<text:line-break/><text:span text:style-name="T6">Nombre: </text:span>Francisco<text:line-break/><text:span text:style-name="T6">Apellido:</text:span> Torres<text:line-break/><text:span text:style-name="T6">Apellido2:</text:span> Herrera</text:p>
      <text:p text:style-name="P13"/>
      <text:p text:style-name="P13"><text:span text:style-name="T6">Nick:</text:span> javier_sg94<text:line-break/><text:span text:style-name="T6">Contraseña:</text:span> Javi_94@Clave<text:line-break/><text:span text:style-name="T6">Tlf:</text:span> 633998877<text:line-break/><text:span text:style-name="T6">Email:</text:span> javier.s.gil94@gmail.com<text:line-break/><text:span text:style-name="T6">DNI:</text:span> 87654321X<text:line-break/><text:span text:style-name="T6">NSS: </text:span>110001234242<text:line-break/><text:span text:style-name="T6">Nombre:</text:span> Javier<text:line-break/><text:span text:style-name="T6">Apellido:</text:span> Sánchez<text:line-break/><text:span text:style-name="T6">Apellido2:</text:span> Gómez</text:p>
      <text:p text:style-name="P13"/>
      <text:p text:style-name="P13"><text:span text:style-name="T6">Nick:</text:span> ivanmtz<text:line-break/><text:span text:style-name="T6">Contraseña:</text:span> <text:span text:style-name="T14">Luna_1111</text:span><text:line-break/><text:span text:style-name="T6">Tlf:</text:span> 698123<text:span text:style-name="T14">100</text:span><text:line-break/><text:span text:style-name="T6">Email:</text:span> <text:span text:style-name="T14">Luna</text:span>@gmail.com<text:line-break/><text:span text:style-name="T6">DNI:</text:span> 34567891D</text:p>
      <text:p text:style-name="P13"><text:span text:style-name="T6">NSS:</text:span> <text:span text:style-name="T13">072468135778</text:span><text:line-break/><text:span text:style-name="T6">Nombre:</text:span> <text:span text:style-name="T14">Luna</text:span><text:line-break/><text:span text:style-name="T6">Apellido:</text:span> <text:span text:style-name="T14">Lunera</text:span><text:line-break/><text:span text:style-name="T6">Apellido2:</text:span></text:p>
      <text:p text:style-name="P13"/>
      <text:p text:style-name="P13"><text:span text:style-name="T6">Nick:</text:span> <text:span text:style-name="T35">sofia</text:span><text:line-break/><text:span text:style-name="T6">Contraseña:</text:span> <text:span text:style-name="T35">Sofia</text:span><text:span text:style-name="T14">_</text:span><text:span text:style-name="T35">394</text:span><text:line-break/><text:span text:style-name="T6">Tlf:</text:span> 6<text:span text:style-name="T35">5972</text:span>3<text:span text:style-name="T14">100</text:span><text:line-break/><text:span text:style-name="T6">Email:</text:span> <text:span text:style-name="T35">Sofia</text:span>@gmail.com<text:line-break/><text:span text:style-name="T6">DNI:</text:span> 12345678Z</text:p>
      <text:p text:style-name="P13"><text:span text:style-name="T6">NSS:</text:span> <text:span text:style-name="T13">155555666623</text:span><text:line-break/><text:span text:style-name="T6">Nombre:</text:span> <text:span text:style-name="T35">Sofía</text:span><text:line-break/><text:span text:style-name="T6">Apellido:</text:span> <text:span text:style-name="T35">Garrido</text:span><text:line-break/><text:span text:style-name="T6">Apellido2: </text:span><text:span text:style-name="T36">Sánchez</text:span></text:p>
      <text:p text:style-name="P20"/>
      <text:p text:style-name="P20"/>
      <text:p text:style-name="P20"/>
      <text:p text:style-name="P13"><text:soft-page-break/><text:span text:style-name="T6">Nick:</text:span> <text:span text:style-name="T35">tomas</text:span><text:line-break/><text:span text:style-name="T6">Contraseña:</text:span> <text:span text:style-name="T35">Tomas</text:span><text:span text:style-name="T14">_</text:span><text:span text:style-name="T35">6924</text:span><text:line-break/><text:span text:style-name="T6">Tlf:</text:span> 6<text:span text:style-name="T35">51005390</text:span><text:line-break/><text:span text:style-name="T6">Email: </text:span><text:span text:style-name="T36">Tomas</text:span><text:span text:style-name="T2">@gmail.com</text:span><text:line-break/><text:span text:style-name="T6">DNI:</text:span> 98765432S</text:p>
      <text:p text:style-name="P13"><text:span text:style-name="T6">NSS:</text:span> <text:span text:style-name="T13">468765432134</text:span><text:line-break/><text:span text:style-name="T6">Nombre:</text:span> <text:span text:style-name="T35">Tomás</text:span><text:line-break/><text:span text:style-name="T6">Apellido:</text:span> <text:span text:style-name="T35">Nieto</text:span><text:line-break/><text:span text:style-name="T6">Apellido2:</text:span> <text:span text:style-name="T36">Mallén</text:span></text:p>
      <text:p text:style-name="P20"/>
      <text:p text:style-name="P21">Empresas proveedoras</text:p>
      <text:p text:style-name="P18"/>
      <text:p text:style-name="P13"><text:span text:style-name="T19">Nombre:</text:span><text:span text:style-name="T26"> </text:span><text:span text:style-name="T37">Frutas del Valle</text:span></text:p>
      <text:p text:style-name="P13"><text:span text:style-name="T6">CIF:</text:span> R34576543</text:p>
      <text:p text:style-name="P13"><text:span text:style-name="T6">Dirección:</text:span> <text:span text:style-name="T38">Calle Marzo Nº14 2ºB, 41009, Sevilla</text:span></text:p>
      <text:p text:style-name="P13"><text:span text:style-name="T39">Especialidad: </text:span><text:span text:style-name="T37">Frutería</text:span><text:line-break/><text:span text:style-name="T6">Tlf:</text:span> 679<text:span text:style-name="T26">22244</text:span>7<text:line-break/><text:span text:style-name="T6">Email:</text:span> <text:span text:style-name="T37">frutasdelvalle</text:span>@<text:span text:style-name="T26">gmail.com</text:span></text:p>
      <text:p text:style-name="P13"><text:line-break/><text:span text:style-name="T19">Nombre:</text:span><text:span text:style-name="T26"> </text:span><text:span text:style-name="T40">Panadería Mili</text:span></text:p>
      <text:p text:style-name="P13"><text:span text:style-name="T6">CIF:</text:span> U57575757</text:p>
      <text:p text:style-name="P13"><text:span text:style-name="T6">Dirección:</text:span> <text:span text:style-name="T38">Calle </text:span><text:span text:style-name="T40">Abril</text:span><text:span text:style-name="T38"> Nº14 2ºB, 41009, Sevilla</text:span></text:p>
      <text:p text:style-name="P13"><text:span text:style-name="T39">Especialidad:</text:span><text:span text:style-name="T38"> </text:span><text:span text:style-name="T40">Panadería</text:span><text:line-break/><text:span text:style-name="T6">Tlf:</text:span> 679<text:span text:style-name="T26">2</text:span><text:span text:style-name="T40">34567</text:span><text:line-break/><text:span text:style-name="T6">Email:</text:span> <text:span text:style-name="T40">panaderiamili</text:span>@<text:span text:style-name="T26">gmail.com</text:span></text:p>
      <text:p text:style-name="P18"/>
      <text:p text:style-name="P13"><text:span text:style-name="T19">Nombre:</text:span><text:span text:style-name="T26"> </text:span><text:span text:style-name="T40">Vinoteca Simón</text:span></text:p>
      <text:p text:style-name="P13"><text:span text:style-name="T6">CIF:</text:span> V78787878</text:p>
      <text:p text:style-name="P13"><text:span text:style-name="T6">Dirección:</text:span> <text:span text:style-name="T38">Calle </text:span><text:span text:style-name="T40">Luna</text:span><text:span text:style-name="T38"> Nº1</text:span><text:span text:style-name="T40">7</text:span><text:span text:style-name="T38"> </text:span><text:span text:style-name="T40">1</text:span><text:span text:style-name="T38">ºB, 41009, Sevilla</text:span></text:p>
      <text:p text:style-name="P13"><text:span text:style-name="T39">Especialidad:</text:span><text:span text:style-name="T38"> </text:span><text:span text:style-name="T40">Vinos</text:span><text:line-break/><text:span text:style-name="T6">Tlf:</text:span> 679<text:span text:style-name="T26">2</text:span><text:span text:style-name="T40">10067</text:span><text:line-break/><text:span text:style-name="T6">Email:</text:span> <text:span text:style-name="T40">vinotecasimon</text:span>@<text:span text:style-name="T26">gmail.com</text:span></text:p>
      <text:p text:style-name="P13"/>
      <text:p text:style-name="P13"><text:span text:style-name="T19">Nombre:</text:span><text:span text:style-name="T26"> </text:span><text:span text:style-name="T40">Huerta María</text:span></text:p>
      <text:p text:style-name="P13"><text:span text:style-name="T6">CIF:</text:span> W45454545 </text:p>
      <text:p text:style-name="P13"><text:span text:style-name="T6">Dirección:</text:span> <text:span text:style-name="T38">Calle </text:span><text:span text:style-name="T40">coliflor </text:span><text:span text:style-name="T38">Nº1 </text:span><text:span text:style-name="T40">1</text:span><text:span text:style-name="T38">º</text:span><text:span text:style-name="T40">A</text:span><text:span text:style-name="T38">, 410</text:span><text:span text:style-name="T40">1</text:span><text:span text:style-name="T38">9, Sevilla</text:span></text:p>
      <text:p text:style-name="P13"><text:span text:style-name="T39">Especialidad:</text:span><text:span text:style-name="T38"> </text:span><text:span text:style-name="T40">Frutería</text:span><text:line-break/><text:span text:style-name="T6">Tlf:</text:span> 6<text:span text:style-name="T40">7</text:span><text:span text:style-name="T41">722</text:span><text:span text:style-name="T40">0067</text:span><text:line-break/><text:span text:style-name="T6">Email:</text:span> <text:span text:style-name="T41">huertamari</text:span>@<text:span text:style-name="T26">gmail.com</text:span></text:p>
      <text:p text:style-name="P13"/>
      <text:p text:style-name="P13"><text:span text:style-name="T19">Nombre:</text:span><text:span text:style-name="T26"> </text:span><text:span text:style-name="T35">Mieles Juani</text:span></text:p>
      <text:p text:style-name="P13"><text:span text:style-name="T6">CIF:</text:span> B87654321</text:p>
      <text:p text:style-name="P13"><text:span text:style-name="T6">Dirección:</text:span> <text:span text:style-name="T38">Calle </text:span><text:span text:style-name="T35">Maya</text:span><text:span text:style-name="T40"> </text:span><text:span text:style-name="T38">Nº1</text:span><text:span text:style-name="T35">0</text:span><text:span text:style-name="T38"> </text:span><text:span text:style-name="T35">2</text:span><text:span text:style-name="T38">º</text:span><text:span text:style-name="T40">A</text:span><text:span text:style-name="T38">, 410</text:span><text:span text:style-name="T40">1</text:span><text:span text:style-name="T38">9, Sevilla</text:span></text:p>
      <text:p text:style-name="P13"><text:span text:style-name="T39">Especialidad:</text:span><text:span text:style-name="T38"> </text:span><text:span text:style-name="T35">Apicultura</text:span><text:line-break/><text:span text:style-name="T6">Tlf:</text:span> 6<text:span text:style-name="T35">844</text:span><text:span text:style-name="T41">2</text:span><text:span text:style-name="T40">0</text:span><text:span text:style-name="T35">596</text:span><text:line-break/><text:span text:style-name="T6">Email:</text:span> <text:a xlink:type="simple" xlink:href="mailto:juani@gmail.com" text:style-name="Internet_20_link" text:visited-style-name="Visited_20_Internet_20_Link"><text:span text:style-name="T35">juani</text:span>@<text:span text:style-name="T26">gmail.com</text:span></text:a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19">Nombre:</text:span><text:span text:style-name="T26"> </text:span><text:span text:style-name="T35">Vinoteca Matías</text:span></text:p>
      <text:p text:style-name="P13"><text:span text:style-name="T6">CIF:</text:span> C55554444</text:p>
      <text:p text:style-name="P13"><text:span text:style-name="T6">Dirección:</text:span> <text:span text:style-name="T38">Calle </text:span><text:span text:style-name="T35">Albuera</text:span><text:span text:style-name="T40"> </text:span><text:span text:style-name="T38">Nº</text:span><text:span text:style-name="T35">3</text:span><text:span text:style-name="T38">, 410</text:span><text:span text:style-name="T35">0</text:span><text:span text:style-name="T38">9, Sevilla</text:span></text:p>
      <text:p text:style-name="P13"><text:span text:style-name="T39">Especialidad:</text:span><text:span text:style-name="T38"> </text:span><text:span text:style-name="T35">Vinos</text:span><text:line-break/><text:span text:style-name="T6">Tlf:</text:span> 6<text:span text:style-name="T35">555</text:span><text:span text:style-name="T41">2</text:span><text:span text:style-name="T40">0</text:span><text:span text:style-name="T35">209</text:span><text:line-break/><text:span text:style-name="T6">Email:</text:span> <text:a xlink:type="simple" xlink:href="mailto:matias@gmail.com" text:style-name="Internet_20_link" text:visited-style-name="Visited_20_Internet_20_Link"><text:span text:style-name="T35">matias</text:span>@<text:span text:style-name="T26">gmail.com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14:31:02.385967800</meta:creation-date>
    <dc:date>2025-06-08T14:45:24.922053400</dc:date>
    <meta:editing-duration>PT6M27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7" meta:paragraph-count="101" meta:word-count="634" meta:character-count="5579" meta:non-whitespace-character-count="5036"/>
  </office:meta>
</office:document-meta>
</file>